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opdracht</text:p>
          </table:table-cell>
          <table:table-cell office:value-type="string" calcext:value-type="string">
            <text:p>moeilijkheid</text:p>
          </table:table-cell>
          <table:table-cell office:value-type="string" calcext:value-type="string">
            <text:p>plezier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SCR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1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2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2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2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2-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3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3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3-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3-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velyn</text:p>
          </table:table-cell>
          <table:table-cell office:value-type="string" calcext:value-type="string">
            <text:p>W1D3 - Project - Guess-the-number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1D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velyn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velyn</text:p>
          </table:table-cell>
          <table:table-cell office:value-type="string" calcext:value-type="string">
            <text:p>W1D5 - Project - Galgj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1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1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2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2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2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3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3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3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4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2D4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velyn</text:p>
          </table:table-cell>
          <table:table-cell office:value-type="string" calcext:value-type="string">
            <text:p>W2D5 - Project - Filmzoe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1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1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1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1-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2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2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2-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3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3-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3-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3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4-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3D4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velyn</text:p>
          </table:table-cell>
          <table:table-cell office:value-type="string" calcext:value-type="string">
            <text:p>W3D5 - Project - Todo-Li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2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2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2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2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3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3-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3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3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4D3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velyn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5D4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velyn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6D1-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W6D2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velyn</text:p>
          </table:table-cell>
          <table:table-cell office:value-type="string" calcext:value-type="string">
            <text:p>W6D2 - Project - Eindopdrach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SC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1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2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2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2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2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2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3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3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3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3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anka</text:p>
          </table:table-cell>
          <table:table-cell office:value-type="string" calcext:value-type="string">
            <text:p>W1D3 - Project - Guess-the-num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1D4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anka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anka</text:p>
          </table:table-cell>
          <table:table-cell office:value-type="string" calcext:value-type="string">
            <text:p>W1D5 - Project - Galgj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1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1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2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2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2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3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3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3-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4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4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2D4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anka</text:p>
          </table:table-cell>
          <table:table-cell office:value-type="string" calcext:value-type="string">
            <text:p>W2D5 - Project - Filmzoek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1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1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1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1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2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2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3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3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3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3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4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3D4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anka</text:p>
          </table:table-cell>
          <table:table-cell office:value-type="string" calcext:value-type="string">
            <text:p>W3D5 - Project - Todo-L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2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2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2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2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3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3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3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3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4D3-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ranka</text:p>
          </table:table-cell>
          <table:table-cell office:value-type="string" calcext:value-type="string">
            <text:p>W4D3 - Project - Next-Level CS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5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ranka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6D1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nka</text:p>
          </table:table-cell>
          <table:table-cell office:value-type="string" calcext:value-type="string">
            <text:p>W6D2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ranka</text:p>
          </table:table-cell>
          <table:table-cell office:value-type="string" calcext:value-type="string">
            <text:p>W6D2 - Project - Eindopdrach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SCR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1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2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2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2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2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2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3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3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3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3-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loris</text:p>
          </table:table-cell>
          <table:table-cell office:value-type="string" calcext:value-type="string">
            <text:p>W1D3 - Project - Guess-the-numb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1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Floris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loris</text:p>
          </table:table-cell>
          <table:table-cell office:value-type="string" calcext:value-type="string">
            <text:p>W1D5 - Project - Galgj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1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1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2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2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2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3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3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3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4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4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2D4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loris</text:p>
          </table:table-cell>
          <table:table-cell office:value-type="string" calcext:value-type="string">
            <text:p>W2D5 - Project - Filmzoek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1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1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1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1-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2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2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2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3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3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3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3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3D4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loris</text:p>
          </table:table-cell>
          <table:table-cell office:value-type="string" calcext:value-type="string">
            <text:p>W3D5 - Project - Todo-Li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2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2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2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2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3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3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3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3-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4D3-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loris</text:p>
          </table:table-cell>
          <table:table-cell office:value-type="string" calcext:value-type="string">
            <text:p>W4D3 - Project - Next-Level CSS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5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loris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6D1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loris</text:p>
          </table:table-cell>
          <table:table-cell office:value-type="string" calcext:value-type="string">
            <text:p>W6D2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loris</text:p>
          </table:table-cell>
          <table:table-cell office:value-type="string" calcext:value-type="string">
            <text:p>W6D2 - Project - Eindopdrach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SCRU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1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2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2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2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2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2-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3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3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3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3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ector</text:p>
          </table:table-cell>
          <table:table-cell office:value-type="string" calcext:value-type="string">
            <text:p>W1D3 - Project - Guess-the-numb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1D4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ector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ector</text:p>
          </table:table-cell>
          <table:table-cell office:value-type="string" calcext:value-type="string">
            <text:p>W1D5 - Project - Galgj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1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1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2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2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2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3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3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4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4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2D4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ctor</text:p>
          </table:table-cell>
          <table:table-cell office:value-type="string" calcext:value-type="string">
            <text:p>W2D5 - Project - Filmzoek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1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1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1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1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2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2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2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3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3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3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3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4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3D4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ector</text:p>
          </table:table-cell>
          <table:table-cell office:value-type="string" calcext:value-type="string">
            <text:p>W3D5 - Project - Todo-Li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2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2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2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2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3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3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3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3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4D3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Hector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5D4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ector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6D1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or</text:p>
          </table:table-cell>
          <table:table-cell office:value-type="string" calcext:value-type="string">
            <text:p>W6D2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ctor</text:p>
          </table:table-cell>
          <table:table-cell office:value-type="string" calcext:value-type="string">
            <text:p>W6D2 - Project - Eindopdrach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SC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1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2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2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2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2-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2-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3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3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3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3-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rtina</text:p>
          </table:table-cell>
          <table:table-cell office:value-type="string" calcext:value-type="string">
            <text:p>W1D3 - Project - Guess-the-numb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1D4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rtina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rtina</text:p>
          </table:table-cell>
          <table:table-cell office:value-type="string" calcext:value-type="string">
            <text:p>W1D5 - Project - Galgj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1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1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2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2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2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3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3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3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4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4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2D4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rtina</text:p>
          </table:table-cell>
          <table:table-cell office:value-type="string" calcext:value-type="string">
            <text:p>W2D5 - Project - Filmzoek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1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1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1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1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2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2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2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3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3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3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3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4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3D4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rtina</text:p>
          </table:table-cell>
          <table:table-cell office:value-type="string" calcext:value-type="string">
            <text:p>W3D5 - Project - Todo-Li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2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2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2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2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3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3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3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3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4D3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rtina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5D4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rtina</text:p>
          </table:table-cell>
          <table:table-cell office:value-type="string" calcext:value-type="string">
            <text:p>W5D5 - Project - Lil_Playlis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6D1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W6D2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rtina</text:p>
          </table:table-cell>
          <table:table-cell office:value-type="string" calcext:value-type="string">
            <text:p>W6D2 - Project - Eindopdrach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SCRU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1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2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2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2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2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2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3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3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3-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3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urits</text:p>
          </table:table-cell>
          <table:table-cell office:value-type="string" calcext:value-type="string">
            <text:p>W1D3 - Project - Guess-the-numb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1D4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urits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urits</text:p>
          </table:table-cell>
          <table:table-cell office:value-type="string" calcext:value-type="string">
            <text:p>W1D5 - Project - Galgj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1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1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2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2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2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3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3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3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4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2D4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urits</text:p>
          </table:table-cell>
          <table:table-cell office:value-type="string" calcext:value-type="string">
            <text:p>W2D5 - Project - Filmzoe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1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1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1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1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2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2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2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3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3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3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3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4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3D4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urits</text:p>
          </table:table-cell>
          <table:table-cell office:value-type="string" calcext:value-type="string">
            <text:p>W3D5 - Project - Todo-Li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2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2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2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2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3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3-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4D3-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urits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5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urits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6D1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urits</text:p>
          </table:table-cell>
          <table:table-cell office:value-type="string" calcext:value-type="string">
            <text:p>W6D2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urits</text:p>
          </table:table-cell>
          <table:table-cell office:value-type="string" calcext:value-type="string">
            <text:p>W6D2 - Project - Eindopdracht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SCR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1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2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2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2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2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2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3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3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3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3-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ahima</text:p>
          </table:table-cell>
          <table:table-cell office:value-type="string" calcext:value-type="string">
            <text:p>W1D3 - Project - Guess-the-numb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1D4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ahima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hima</text:p>
          </table:table-cell>
          <table:table-cell office:value-type="string" calcext:value-type="string">
            <text:p>W1D5 - Project - Galgj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1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1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2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2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2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3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3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3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4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4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2D4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hima</text:p>
          </table:table-cell>
          <table:table-cell office:value-type="string" calcext:value-type="string">
            <text:p>W2D5 - Project - Filmzoe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1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1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1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1-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2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2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2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3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3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3-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4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3D4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hima</text:p>
          </table:table-cell>
          <table:table-cell office:value-type="string" calcext:value-type="string">
            <text:p>W3D5 - Project - Todo-Li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2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2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2-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2-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3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3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3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3-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4D3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ahima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5D4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Rahima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6D1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hima</text:p>
          </table:table-cell>
          <table:table-cell office:value-type="string" calcext:value-type="string">
            <text:p>W6D2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hima</text:p>
          </table:table-cell>
          <table:table-cell office:value-type="string" calcext:value-type="string">
            <text:p>W6D2 - Project - Eindopdrach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SCRU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1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2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2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2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2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2-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3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3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3-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3-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W1D3 - Project - Guess-the-nu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1D4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andra</text:p>
          </table:table-cell>
          <table:table-cell office:value-type="string" calcext:value-type="string">
            <text:p>W1D5 - Project - Galgj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1-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1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2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2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2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3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3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3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4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4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2D4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andra</text:p>
          </table:table-cell>
          <table:table-cell office:value-type="string" calcext:value-type="string">
            <text:p>W2D5 - Project - Filmzoek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1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1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1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1-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2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2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2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3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3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3-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3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4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3D4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andra</text:p>
          </table:table-cell>
          <table:table-cell office:value-type="string" calcext:value-type="string">
            <text:p>W3D5 - Project - Todo-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2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2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2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2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3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3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3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3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4D3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5D4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andra</text:p>
          </table:table-cell>
          <table:table-cell office:value-type="string" calcext:value-type="string">
            <text:p>W5D5 - Project - Lil_Playlist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6D1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W6D2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andra</text:p>
          </table:table-cell>
          <table:table-cell office:value-type="string" calcext:value-type="string">
            <text:p>W6D2 - Project - Eindopdrach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SC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1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2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2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2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2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2-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3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3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3-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3-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ietske</text:p>
          </table:table-cell>
          <table:table-cell office:value-type="string" calcext:value-type="string">
            <text:p>W1D3 - Project - Guess-the-nu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1D4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Wietske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ietske</text:p>
          </table:table-cell>
          <table:table-cell office:value-type="string" calcext:value-type="string">
            <text:p>W1D5 - Project - Galgj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1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1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2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2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2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3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3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3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4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4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2D4-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ietske</text:p>
          </table:table-cell>
          <table:table-cell office:value-type="string" calcext:value-type="string">
            <text:p>W2D5 - Project - Filmzoeker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1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1-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1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1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2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2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2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3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3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3-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3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4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3D4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ietske</text:p>
          </table:table-cell>
          <table:table-cell office:value-type="string" calcext:value-type="string">
            <text:p>W3D5 - Project - Todo-Li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2-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2-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2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2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3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3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3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3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4D3-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Wietske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5D4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etske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6D1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etske</text:p>
          </table:table-cell>
          <table:table-cell office:value-type="string" calcext:value-type="string">
            <text:p>W6D2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etske</text:p>
          </table:table-cell>
          <table:table-cell office:value-type="string" calcext:value-type="string">
            <text:p>W6D2 - Project - Eindopdrac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SCRU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1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2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2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2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2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2-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3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3-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3-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3-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W1D3 - Project - Guess-the-numb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1D4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W1D4 - Project - Kleurentog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orm</text:p>
          </table:table-cell>
          <table:table-cell office:value-type="string" calcext:value-type="string">
            <text:p>W1D5 - Project - Galgj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1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1-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2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2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2-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3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3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3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4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4-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2D4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orm</text:p>
          </table:table-cell>
          <table:table-cell office:value-type="string" calcext:value-type="string">
            <text:p>W2D5 - Project - Filmzoek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1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1-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1-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1-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2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2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2-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3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3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3-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3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4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3D4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orm</text:p>
          </table:table-cell>
          <table:table-cell office:value-type="string" calcext:value-type="string">
            <text:p>W3D5 - Project - Todo-Li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2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2-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2-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2-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3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3-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3-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3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4D3-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W4D3 - Project - Next-Level CS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5D4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orm</text:p>
          </table:table-cell>
          <table:table-cell office:value-type="string" calcext:value-type="string">
            <text:p>W5D5 - Project - Lil_Play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6D1-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W6D2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orm</text:p>
          </table:table-cell>
          <table:table-cell office:value-type="string" calcext:value-type="string">
            <text:p>W6D2 - Project - Eindopdracht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-00-0000</text:date>, <text:time style:data-style-name="N2" text:time-value="11:45:15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0-06-13T11:47:59.630000000</dc:date>
    <meta:editing-duration>PT2M44S</meta:editing-duration>
    <meta:editing-cycles>1</meta:editing-cycles>
    <meta:document-statistic meta:table-count="1" meta:cell-count="2244" meta:object-count="0"/>
  </office:meta>
</office:document-meta>
</file>